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Maj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0.889cm" svg:x="5.826cm" svg:y="5.191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397cm" svg:height="0.889cm" svg:x="8.266cm" svg:y="7.096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143cm" svg:x="9.382cm" svg:y="5.064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54cm" svg:height="1.143cm" svg:x="15.281cm" svg:y="5.064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54cm" svg:height="1.143cm" svg:x="16.981cm" svg:y="6.964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397cm" svg:height="0.889cm" svg:x="9.866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397cm" svg:height="0.889cm" svg:x="11.466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397cm" svg:height="0.889cm" svg:x="15.324cm" svg:y="7.096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397cm" svg:height="0.889cm" svg:x="13.746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1.397cm" svg:height="0.889cm" svg:x="15.866cm" svg:y="9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.397cm" svg:height="0.889cm" svg:x="17.466cm" svg:y="9.096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1.397cm" svg:height="0.889cm" svg:x="19.066cm" svg:y="9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754cm" svg:y1="3.881cm" svg:x2="6.524cm" svg:y2="5.191cm" draw:start-shape="id1" draw:start-glue-point="7" draw:end-shape="id2" draw:end-glue-point="0" svg:d="M9754 3881l-3230 1310" svg:viewBox="0 0 3231 1311">
          <text:p/>
        </draw:connector>
        <draw:connector draw:style-name="gr3" draw:text-style-name="P4" draw:layer="layout" draw:type="line" svg:x1="10.652cm" svg:y1="4.048cm" svg:x2="10.652cm" svg:y2="5.064cm" draw:start-shape="id1" draw:start-glue-point="8" draw:end-shape="id3" draw:end-glue-point="4" svg:d="M10652 4048v1016" svg:viewBox="0 0 1 1017">
          <text:p/>
        </draw:connector>
        <draw:connector draw:style-name="gr3" draw:text-style-name="P4" draw:layer="layout" draw:type="line" svg:x1="11.55cm" svg:y1="3.881cm" svg:x2="15.653cm" svg:y2="5.231cm" draw:start-shape="id1" draw:start-glue-point="9" draw:end-shape="id4" draw:end-glue-point="5" svg:d="M11550 3881l4103 1350" svg:viewBox="0 0 4104 1351">
          <text:p/>
        </draw:connector>
        <draw:connector draw:style-name="gr3" draw:text-style-name="P4" draw:layer="layout" draw:type="line" svg:x1="9.754cm" svg:y1="6.04cm" svg:x2="8.964cm" svg:y2="7.096cm" draw:start-shape="id3" draw:start-glue-point="7" draw:end-shape="id5" draw:end-glue-point="0" svg:d="M9754 6040l-790 1056" svg:viewBox="0 0 791 1057">
          <text:p/>
        </draw:connector>
        <draw:connector draw:style-name="gr3" draw:text-style-name="P4" draw:layer="layout" draw:type="line" svg:x1="10.652cm" svg:y1="6.207cm" svg:x2="10.564cm" svg:y2="7.096cm" draw:start-shape="id3" draw:start-glue-point="8" draw:end-shape="id6" draw:end-glue-point="0" svg:d="M10652 6207l-88 889" svg:viewBox="0 0 89 890">
          <text:p/>
        </draw:connector>
        <draw:connector draw:style-name="gr3" draw:text-style-name="P4" draw:layer="layout" draw:type="line" svg:x1="11.55cm" svg:y1="6.04cm" svg:x2="12.164cm" svg:y2="7.096cm" draw:start-shape="id3" draw:start-glue-point="9" draw:end-shape="id7" draw:end-glue-point="0" svg:d="M11550 6040l614 1056" svg:viewBox="0 0 615 1057">
          <text:p/>
        </draw:connector>
        <draw:connector draw:style-name="gr3" draw:text-style-name="P4" draw:layer="layout" draw:type="line" svg:x1="15.653cm" svg:y1="6.04cm" svg:x2="14.444cm" svg:y2="7.096cm" draw:start-shape="id4" draw:start-glue-point="7" draw:end-shape="id8" draw:end-glue-point="0" svg:d="M15653 6040l-1209 1056" svg:viewBox="0 0 1210 1057">
          <text:p/>
        </draw:connector>
        <draw:connector draw:style-name="gr3" draw:text-style-name="P4" draw:layer="layout" draw:type="line" svg:x1="16.551cm" svg:y1="6.207cm" svg:x2="16.022cm" svg:y2="7.096cm" draw:start-shape="id4" draw:start-glue-point="8" draw:end-shape="id9" draw:end-glue-point="0" svg:d="M16551 6207l-529 889" svg:viewBox="0 0 530 890">
          <text:p/>
        </draw:connector>
        <draw:connector draw:style-name="gr3" draw:text-style-name="P4" draw:layer="layout" draw:type="line" svg:x1="17.449cm" svg:y1="6.04cm" svg:x2="18.251cm" svg:y2="6.964cm" draw:start-shape="id4" draw:start-glue-point="9" draw:end-shape="id10" draw:end-glue-point="4" svg:d="M17449 6040l802 924" svg:viewBox="0 0 803 925">
          <text:p/>
        </draw:connector>
        <draw:connector draw:style-name="gr3" draw:text-style-name="P4" draw:layer="layout" draw:type="line" svg:x1="17.353cm" svg:y1="7.94cm" svg:x2="16.564cm" svg:y2="9.096cm" draw:start-shape="id10" draw:start-glue-point="7" draw:end-shape="id11" draw:end-glue-point="0" svg:d="M17353 7940l-789 1156" svg:viewBox="0 0 790 1157">
          <text:p/>
        </draw:connector>
        <draw:connector draw:style-name="gr3" draw:text-style-name="P4" draw:layer="layout" draw:type="line" svg:x1="18.251cm" svg:y1="8.107cm" svg:x2="18.164cm" svg:y2="9.096cm" draw:start-shape="id10" draw:start-glue-point="8" draw:end-shape="id12" svg:d="M18251 8107l-87 989" svg:viewBox="0 0 88 990">
          <text:p/>
        </draw:connector>
        <draw:connector draw:style-name="gr3" draw:text-style-name="P4" draw:layer="layout" draw:type="line" svg:x1="19.149cm" svg:y1="7.94cm" svg:x2="19.764cm" svg:y2="9.096cm" draw:start-shape="id10" draw:start-glue-point="9" draw:end-shape="id13" draw:end-glue-point="0" svg:d="M19149 7940l615 1156" svg:viewBox="0 0 616 1157">
          <text:p/>
        </draw:connector>
        <draw:frame draw:style-name="gr4" draw:text-style-name="P5" draw:layer="layout" svg:width="1.433cm" svg:height="0.696cm" svg:x="12.303cm" svg:y="3.606cm">
          <draw:text-box>
            <text:p><text:span text:style-name="T2">CPSC</text:span></text:p>
          </draw:text-box>
        </draw:frame>
        <draw:custom-shape draw:style-name="gr2" draw:text-style-name="P3" draw:layer="layout" svg:width="1.397cm" svg:height="0.889cm" svg:x="8.266cm" svg:y="7.096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0.889cm" svg:x="9.866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0.889cm" svg:x="11.466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33cm" svg:height="0.696cm" svg:x="10.504cm" svg:y="4.206cm">
          <draw:text-box>
            <text:p><text:span text:style-name="T2">MATH</text:span></text:p>
          </draw:text-box>
        </draw:frame>
        <draw:frame draw:style-name="gr4" draw:text-style-name="P5" draw:layer="layout" svg:width="1.433cm" svg:height="0.696cm" svg:x="7.104cm" svg:y="3.906cm">
          <draw:text-box>
            <text:p><text:span text:style-name="T2">PSYC</text:span></text:p>
          </draw:text-box>
        </draw:frame>
        <draw:frame draw:style-name="gr4" draw:text-style-name="P5" draw:layer="layout" svg:width="0.735cm" svg:height="0.696cm" svg:x="8.705cm" svg:y="6.206cm">
          <draw:text-box>
            <text:p><text:span text:style-name="T2">M</text:span></text:p>
          </draw:text-box>
        </draw:frame>
        <draw:frame draw:style-name="gr4" draw:text-style-name="P5" draw:layer="layout" svg:width="0.735cm" svg:height="0.696cm" svg:x="10.506cm" svg:y="6.206cm">
          <draw:text-box>
            <text:p><text:span text:style-name="T2">F</text:span></text:p>
          </draw:text-box>
        </draw:frame>
        <draw:frame draw:style-name="gr4" draw:text-style-name="P5" draw:layer="layout" svg:width="0.735cm" svg:height="0.696cm" svg:x="11.806cm" svg:y="6.206cm">
          <draw:text-box>
            <text:p><text:span text:style-name="T2">O</text:span></text:p>
          </draw:text-box>
        </draw:frame>
        <draw:frame draw:style-name="gr4" draw:text-style-name="P5" draw:layer="layout" svg:width="0.735cm" svg:height="0.696cm" svg:x="16.306cm" svg:y="8.206cm">
          <draw:text-box>
            <text:p><text:span text:style-name="T2">M</text:span></text:p>
          </draw:text-box>
        </draw:frame>
        <draw:frame draw:style-name="gr4" draw:text-style-name="P5" draw:layer="layout" svg:width="0.735cm" svg:height="0.696cm" svg:x="17.706cm" svg:y="8.206cm">
          <draw:text-box>
            <text:p><text:span text:style-name="T2">F</text:span></text:p>
          </draw:text-box>
        </draw:frame>
        <draw:frame draw:style-name="gr4" draw:text-style-name="P5" draw:layer="layout" svg:width="0.735cm" svg:height="0.696cm" svg:x="18.906cm" svg:y="8.206cm">
          <draw:text-box>
            <text:p><text:span text:style-name="T2">O</text:span></text:p>
          </draw:text-box>
        </draw:frame>
        <draw:frame draw:style-name="gr4" draw:text-style-name="P5" draw:layer="layout" svg:width="1.666cm" svg:height="0.696cm" svg:x="13.499cm" svg:y="6.167cm">
          <draw:text-box>
            <text:p><text:span text:style-name="T2">young</text:span></text:p>
          </draw:text-box>
        </draw:frame>
        <draw:frame draw:style-name="gr4" draw:text-style-name="P5" draw:layer="layout" svg:width="1.899cm" svg:height="0.696cm" svg:x="15.473cm" svg:y="6.219cm">
          <draw:text-box>
            <text:p><text:span text:style-name="T2">middle</text:span></text:p>
          </draw:text-box>
        </draw:frame>
        <draw:frame draw:style-name="gr4" draw:text-style-name="P5" draw:layer="layout" svg:width="1.201cm" svg:height="0.696cm" svg:x="17.782cm" svg:y="6.18cm">
          <draw:text-box>
            <text:p><text:span text:style-name="T2">o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2T20:30:29.920951977</dc:date>
    <meta:editing-duration>PT8M54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